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A00000213CAD7D8BD1E9E7EE1.png" manifest:media-type="image/png"/>
  <manifest:file-entry manifest:full-path="Pictures/TablePreview1.svm" manifest:media-type=""/>
  <manifest:file-entry manifest:full-path="Pictures/1000020100000494000002F7071DAD72ACA7AD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9.95cm" fo:min-width="18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075cm" fo:min-width="0cm" fo:padding-top="0.175cm" fo:padding-bottom="0.175cm" fo:padding-left="0.3cm" fo:padding-right="0.3cm"/>
    </style:style>
    <style:style style:name="co1" style:family="table-column">
      <style:table-column-properties style:column-width="0.971cm" style:use-optimal-column-width="false"/>
    </style:style>
    <style:style style:name="co2" style:family="table-column">
      <style:table-column-properties style:column-width="5.345cm" style:use-optimal-column-width="false"/>
    </style:style>
    <style:style style:name="ro1" style:family="table-row">
      <style:table-row-properties style:row-height="0.9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299cm" svg:height="12.303cm" svg:x="1.201cm" svg:y="1.3cm">
          <draw:image xlink:href="Pictures/1000020100000494000002F7071DAD72ACA7AD15.png" xlink:type="simple" xlink:show="embed" xlink:actuate="onLoad">
            <text:p/>
          </draw:image>
        </draw:frame>
        <draw:frame draw:style-name="gr1" draw:text-style-name="P1" draw:layer="layout" svg:width="18.066cm" svg:height="7.63cm" svg:x="1.434cm" svg:y="13.772cm">
          <draw:image xlink:href="Pictures/100002010000052A00000213CAD7D8BD1E9E7EE1.png" xlink:type="simple" xlink:show="embed" xlink:actuate="onLoad">
            <text:p/>
          </draw:image>
        </draw:frame>
        <draw:custom-shape draw:style-name="gr2" draw:text-style-name="P2" draw:layer="layout" svg:width="19cm" svg:height="20.3cm" svg:x="0.9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7cm" svg:x="9.2cm" svg:y="18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7cm" svg:x="8.9cm" svg:y="14.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7cm" svg:x="7.3cm" svg:y="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7cm" svg:x="6.4cm" svg:y="4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7cm" svg:x="18.8cm" svg:y="1.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8cm" svg:height="0.7cm" svg:x="4.9cm" svg:y="1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99cm" svg:height="0.599cm" svg:x="9.5cm" svg:y="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7cm" svg:x="1.3cm" svg:y="1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315cm" svg:height="7.775cm" svg:x="12.814cm" svg:y="8.3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Identificador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Sumário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Situação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Criado Por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Atribuído Para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Anexo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Relato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Comentário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5cm" fo:margin-bottom="0.5cm" fo:margin-left="0.5cm" fo:margin-right="0.5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2T08:44:10.663337931</dc:date>
    <meta:editing-duration>PT8M29S</meta:editing-duration>
    <meta:editing-cycles>2</meta:editing-cycles>
    <meta:generator>LibreOffice/5.2.5.1$Linux_X86_64 LibreOffice_project/20$Build-1</meta:generator>
    <meta:document-statistic meta:object-count="12"/>
  </office:meta>
</office:document-meta>
</file>